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a4902"/>
    </style:style>
    <style:style style:name="T2" style:family="text">
      <style:text-properties loext:padding="0cm" loext:border="none"/>
    </style:style>
    <style:style style:name="T3" style:family="text">
      <style:text-properties fo:language="pl" fo:country="PL" loext:padding="0cm" loext:border="non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iekt1" text:anchor-type="as-char" svg:y="-1.217cm" svg:width="3.978cm" svg:height="2.28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macierz (3.2)</text:span></text:p>
      <text:p text:style-name="Standard"><draw:frame draw:style-name="fr1" draw:name="Obiekt2" text:anchor-type="as-char" svg:y="-1.217cm" svg:width="3.979cm" svg:height="2.28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macierz (3.3)</text:span></text:p>
      <text:p text:style-name="Standard"><draw:frame draw:style-name="fr1" draw:name="Obiekt3" text:anchor-type="as-char" svg:y="-1.208cm" svg:width="1.737cm" svg:height="2.265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macierz (3.4)</text:span></text:p>
      <text:p text:style-name="Standard"><draw:frame draw:style-name="fr1" draw:name="Obiekt4" text:anchor-type="as-char" svg:y="-1.244cm" svg:width="2.48cm" svg:height="2.334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text:span text:style-name="T1">macierz (3.6)</text:span></text:p>
      <text:p text:style-name="P1"><text:bookmark text:name="tcOverlay"/><text:span text:style-name="T3"><text:line-break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15:46:23.170000000</meta:creation-date>
    <dc:date>2023-06-21T15:58:52.585000000</dc:date>
    <meta:editing-duration>PT1M59S</meta:editing-duration>
    <meta:editing-cycles>1</meta:editing-cycles>
    <meta:document-statistic meta:table-count="0" meta:image-count="0" meta:object-count="4" meta:page-count="1" meta:paragraph-count="5" meta:word-count="8" meta:character-count="53" meta:non-whitespace-character-count="48"/>
    <meta:generator>LibreOffice/7.3.1.3$Windows_X86_64 LibreOffice_project/a69ca51ded25f3eefd52d7bf9a5fad8c90b87951</meta:generator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row>
                  <mi>cos</mi>
                  <mrow>
                    <mo fence="true" form="prefix" stretchy="false">(</mo>
                    <mrow>
                      <msub>
                        <mi>q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i>sin</mi>
                  <mrow>
                    <mo fence="true" form="prefix" stretchy="false">(</mo>
                    <mrow>
                      <msub>
                        <mi>q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row>
                  <mrow>
                    <mo stretchy="false">−</mo>
                    <mi>sin</mi>
                  </mrow>
                  <mrow>
                    <mo fence="true" form="prefix" stretchy="false">(</mo>
                    <mrow>
                      <msub>
                        <mi>q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i>cos</mi>
                  <mrow>
                    <mo fence="true" form="prefix" stretchy="false">(</mo>
                    <mrow>
                      <msub>
                        <mi>q</mi>
                        <mn>1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l</mi>
                  <mn>1</mn>
                </msub>
              </mtd>
            </mtr>
            <mtr>
              <mtd>
                <mn>1</mn>
              </mtd>
            </mtr>
          </mtable>
        </mrow>
      </mrow>
      <mo fence="true" form="postfix" stretchy="true">]</mo>
    </mrow>
    <annotation encoding="StarMath 5.0">left [  
stack{ cos( q_{1} )  # sin( q_{1} ) # 0 # 0}  
stack{-sin( q_{1} ) # cos( q_{1}) # 0 # 0} 
stack{0 # 0 # 1 # 0} 
stack{0 # 0 # l_{1} # 1} 
right ] 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row>
                  <mi>cos</mi>
                  <mrow>
                    <mo fence="true" form="prefix" stretchy="false">(</mo>
                    <mrow>
                      <msub>
                        <mi>q</mi>
                        <mn>2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i>sin</mi>
                  <mrow>
                    <mo fence="true" form="prefix" stretchy="false">(</mo>
                    <mrow>
                      <msub>
                        <mi>q</mi>
                        <mn>2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row>
                  <mrow>
                    <mo stretchy="false">−</mo>
                    <mi>sin</mi>
                  </mrow>
                  <mrow>
                    <mo fence="true" form="prefix" stretchy="false">(</mo>
                    <mrow>
                      <msub>
                        <mi>q</mi>
                        <mn>2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i>cos</mi>
                  <mrow>
                    <mo fence="true" form="prefix" stretchy="false">(</mo>
                    <mrow>
                      <msub>
                        <mi>q</mi>
                        <mn>2</mn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  <mtable>
            <mtr>
              <mtd>
                <msub>
                  <mi>l</mi>
                  <mn>1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</mrow>
      <mo fence="true" form="postfix" stretchy="true">]</mo>
    </mrow>
    <annotation encoding="StarMath 5.0">left [  
stack{ cos( q_{2} )  # sin( q_{2} ) # 0 # 0}  
stack{-sin( q_{2} ) # cos( q_{2}) # 0 # 0} 
stack{0 # 0 # 1 # 0} 
stack{l_{1} # 0 # 0 # 1} 
right ] 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  <mtable>
            <mtr>
              <mtd>
                <msub>
                  <mi>l</mi>
                  <mn>2</mn>
                </msub>
              </mtd>
            </mtr>
            <mtr>
              <mtd>
                <mn>0</mn>
              </mtd>
            </mtr>
            <mtr>
              <mtd>
                <msub>
                  <mi>q</mi>
                  <mn>3</mn>
                </msub>
              </mtd>
            </mtr>
            <mtr>
              <mtd>
                <mn>1</mn>
              </mtd>
            </mtr>
          </mtable>
        </mrow>
      </mrow>
      <mo fence="true" form="postfix" stretchy="true">]</mo>
    </mrow>
    <annotation encoding="StarMath 5.0">left [  
stack{ 1  # 0 # 0 # 0}  
stack{0 # 1 # 0 # 0} 
stack{0 # 0 # 1 # 0} 
stack{l_{2} # 0 # q_{3} # 1} 
right ] 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4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5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  <mtable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6</mn>
                </msub>
              </mtd>
            </mtr>
            <mtr>
              <mtd>
                <mrow>
                  <msub>
                    <mi>l</mi>
                    <mn>0</mn>
                  </msub>
                  <mo stretchy="false">−</mo>
                  <msub>
                    <mi>q</mi>
                    <mn>3</mn>
                  </msub>
                </mrow>
              </mtd>
            </mtr>
            <mtr>
              <mtd>
                <mn>1</mn>
              </mtd>
            </mtr>
          </mtable>
        </mrow>
      </mrow>
      <mo fence="true" form="postfix" stretchy="true">]</mo>
    </mrow>
    <annotation encoding="StarMath 5.0">left [  
stack{ t_{1} # t_{4} # 0 # 0}  
stack{ t_{2} # t_{5} # 0 # 0} 
stack{0 # 0 # 1 # 0} 
stack{t_{3} # t_{6} # l_{0}-q_{3} # 1} 
right ] </annotation>
  </semantics>
</math>
</file>